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15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Standard"/>
      <text:p text:style-name="Standard">Q1) Does ANSI recognize the data type DATE?</text:p>
      <text:p text:style-name="Standard">Ans- <text:span text:style-name="T1">Yes.</text:span></text:p>
      <text:p text:style-name="Standard"/>
      <text:p text:style-name="Standard">Q2) Which subdivision of SQL is used to insert values in tables?</text:p>
      <text:p text:style-name="Standard">Ans-<text:span text:style-name="T1">Data Manipulation langu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19:27.641658030</meta:creation-date>
    <dc:date>2023-09-11T14:30:17.232543846</dc:date>
    <meta:editing-duration>PT3M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5" meta:word-count="27" meta:character-count="159" meta:non-whitespace-character-count="137"/>
  </office:meta>
</office:document-meta>
</file>